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nsolas" svg:font-family="Consolas, Monaco, 'Courier New', Courier, monospace"/>
    <style:font-face style:name="sans-serif" svg:font-family="sans-serif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style:font-name="Helvetica" fo:font-weight="bold" style:font-weight-asian="bold" style:font-weight-complex="bold"/>
    </style:style>
    <style:style style:name="P2" style:family="paragraph" style:parent-style-name="Standard">
      <style:text-properties fo:color="#000000"/>
    </style:style>
    <style:style style:name="P3" style:family="paragraph" style:parent-style-name="Preformatted_20_Text">
      <style:text-properties fo:font-variant="normal" fo:text-transform="none" fo:color="#000000" style:font-name="Consolas" fo:font-size="7.84999990463257pt" fo:letter-spacing="normal" fo:font-style="normal" fo:font-weight="normal"/>
    </style:style>
    <style:style style:name="P4" style:family="paragraph" style:parent-style-name="Preformatted_20_Text">
      <style:paragraph-properties fo:margin-top="0cm" fo:margin-bottom="0.508cm" fo:text-align="start" style:justify-single-word="false" fo:background-color="#f3f3f7" fo:padding="0.254cm" fo:border="0.002cm solid #dedee3">
        <style:background-image/>
      </style:paragraph-properties>
      <style:text-properties fo:font-variant="normal" fo:text-transform="none" fo:color="#000000" style:font-name="Consolas" fo:font-size="7.84999990463257pt" fo:letter-spacing="normal" fo:font-style="normal" fo:font-weight="normal"/>
    </style:style>
    <style:style style:name="P5" style:family="paragraph" style:parent-style-name="Preformatted_20_Text">
      <style:paragraph-properties fo:margin-top="0cm" fo:margin-bottom="0.508cm" fo:text-align="start" style:justify-single-word="false" fo:background-color="#f3f3f7" fo:padding="0.254cm" fo:border="0.002cm solid #dedee3">
        <style:background-image/>
      </style:paragraph-properties>
      <style:text-properties fo:font-variant="normal" fo:text-transform="none" fo:color="#000000" fo:letter-spacing="normal"/>
    </style:style>
    <style:style style:name="P6" style:family="paragraph" style:parent-style-name="Preformatted_20_Text">
      <style:paragraph-properties fo:margin-top="0cm" fo:margin-bottom="0.508cm" fo:text-align="start" style:justify-single-word="false" fo:background-color="#f3f3f7" fo:padding="0.254cm" fo:border="0.002cm solid #dedee3">
        <style:background-image/>
      </style:paragraph-properties>
    </style:style>
    <style:style style:name="T1" style:family="text">
      <style:text-properties fo:font-variant="normal" fo:text-transform="none" fo:color="#000000" style:text-line-through-style="none" style:font-name="Times New Roman" fo:font-size="12pt" fo:letter-spacing="normal" fo:font-style="normal" style:text-underline-style="none" fo:font-weight="normal" style:text-blinking="false" style:font-size-asian="12pt" style:font-size-complex="12pt"/>
    </style:style>
    <style:style style:name="T2" style:family="text">
      <style:text-properties fo:font-variant="normal" fo:text-transform="none" fo:color="#000000" style:font-name="Times New Roman" fo:font-size="12pt" fo:letter-spacing="normal" style:font-size-asian="12pt" style:font-size-complex="12pt"/>
    </style:style>
    <style:style style:name="T3" style:family="text"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T4" style:family="text">
      <style:text-properties fo:font-variant="normal" fo:text-transform="none" fo:color="#4ca6cf" style:text-line-through-style="none" style:font-name="Times New Roman" fo:font-size="12pt" fo:letter-spacing="normal" fo:font-style="normal" style:text-underline-style="none" fo:font-weight="normal" style:text-blinking="false" style:font-size-asian="12pt" style:font-size-complex="12pt"/>
    </style:style>
    <style:style style:name="T5" style:family="text">
      <style:text-properties fo:font-variant="normal" fo:text-transform="none" style:text-line-through-style="none" style:font-name="Times New Roman" fo:font-size="12pt" fo:letter-spacing="normal" fo:font-style="normal" style:text-underline-style="none" fo:font-weight="normal" style:text-blinking="false" style:font-size-asian="12pt" style:font-size-complex="12pt"/>
    </style:style>
    <style:style style:name="T6" style:family="text">
      <style:text-properties style:text-line-through-style="none" style:font-name="Times New Roman" fo:font-size="12pt" style:text-underline-style="none" style:text-blinking="false" style:font-size-asian="12pt" style:font-size-complex="12pt"/>
    </style:style>
    <style:style style:name="T7" style:family="text">
      <style:text-properties style:font-name="Times New Roman" fo:font-size="12pt" style:font-size-asian="12pt" style:font-size-complex="12pt"/>
    </style:style>
    <style:style style:name="T8" style:family="text">
      <style:text-properties style:font-name="Consolas" fo:font-size="7.84999990463257pt" fo:font-style="normal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nteckningar - hur man skapar WP plugin</text:p>
      <text:p text:style-name="Standard"/>
      <text:p text:style-name="Standard">1. väl ett unikt namn, t.ex RamundBooking</text:p>
      <text:p text:style-name="Standard">2. skapa en php-fil med relaterat namn, t.ex ramund-booking.php -alternativt - skapa en mapp (för alla filer som hör till pluginet) med namn enligt ovan, mappen ska läggas i mappen wp-content/plugins</text:p>
      <text:p text:style-name="Standard"><text:span text:style-name="T7">4. pga att inställningarna i wordpress kan krångla så att pluginen i mappen inte hittas måste man använda absoluta url:er. se: </text:span><text:span text:style-name="T2"> </text:span><text:a xlink:type="simple" xlink:href="https://codex.wordpress.org/Function_Reference/plugin_dir_path"><text:span text:style-name="T4">plugin_dir_path()</text:span></text:a><text:span text:style-name="T2">  och </text:span><text:span text:style-name="T3"> </text:span><text:a xlink:type="simple" xlink:href="https://codex.wordpress.org/Function_Reference/plugins_url"><text:span text:style-name="T4">plugins_url()</text:span></text:a><text:span text:style-name="T2">  och </text:span><text:a xlink:type="simple" xlink:href="http://codex.wordpress.org/Determining_Plugin_and_Content_Directories"><text:span text:style-name="T4">http://codex.wordpress.org/Determining_Plugin_and_Content_Directories</text:span></text:a></text:p>
      <text:p text:style-name="Standard"><text:span text:style-name="T1">5. Om pluginet ska finnas tillgängligt hos wordpress måste man lägga till en readme-file där man följer en viss standard. Om detta skulle vara intressant, se:  </text:span><text:a xlink:type="simple" xlink:href="http://wordpress.org/extend/plugins/about/readme.txt"><text:span text:style-name="T4">http://wordpress.org/extend/plugins/about/readme.txt</text:span></text:a><text:span text:style-name="T1">  och  </text:span><text:a xlink:type="simple" xlink:href="http://generatewp.com/plugin-readme/"><text:span text:style-name="T4">plugin 'readme.txt' generator</text:span></text:a></text:p>
      <text:p text:style-name="P2"><text:span text:style-name="T5">6. Rekomenderas att göra en webbsida till pluginet.</text:span></text:p>
      <text:p text:style-name="P2"><text:span text:style-name="T5">7. Allra först i pluginets huvudfil(php) ska man skriva en viss text för att pluginet ska kunna kommunicera med WP och överhuvudtaget fungera med WP, texten lyder som följer:<text:line-break/>&lt;?php</text:span></text:p>
      <text:p text:style-name="P4">/**</text:p>
      <text:p text:style-name="P5"><text:s/><text:span text:style-name="T8">* Plugin Name: Name Of The Plugin</text:span></text:p>
      <text:p text:style-name="P5"><text:s/><text:span text:style-name="T8">* Plugin URI: http://URI_Of_Page_Describing_Plugin_and_Updates</text:span></text:p>
      <text:p text:style-name="P5"><text:s/><text:span text:style-name="T8">* Description: A brief description of the Plugin.</text:span></text:p>
      <text:p text:style-name="P5"><text:s/><text:span text:style-name="T8">* Version: The Plugin's Version Number, e.g.: 1.0</text:span></text:p>
      <text:p text:style-name="P5"><text:s/><text:span text:style-name="T8">* Author: Name Of The Plugin Author</text:span></text:p>
      <text:p text:style-name="P5"><text:s/><text:span text:style-name="T8">* Author URI: http://URI_Of_The_Plugin_Author</text:span></text:p>
      <text:p text:style-name="P5"><text:s/><text:span text:style-name="T8">* License: A "Slug" license name e.g. GPL2</text:span></text:p>
      <text:p text:style-name="P5"><text:s/><text:span text:style-name="T8">*/</text:span></text:p>
      <text:p text:style-name="P2"><text:span text:style-name="T5">8. Den översta raden (plugin name) är vad som minst krävs måste skrivas. Resten av raderna används för administrationen av plugin (tror jag) management screen.</text:span></text:p>
      <text:p text:style-name="P2"><text:span text:style-name="T5">9. Hitta en standard för att namnge versionen och håll dig till den. T.ex 1.0, 2.0 osv.</text:span></text:p>
      <text:p text:style-name="P2"><text:span text:style-name="T5">10. Filen måste vara UTF-8 encodad.</text:span></text:p>
      <text:p text:style-name="P2"><text:span text:style-name="T5">11. Man kan följa god sed och lägga till licens i headern om man vill. Finns någon WP standard som heter GPL2 som alla brukar följa. Isåfall ska man även skriva längst upp:</text:span></text:p>
      <text:p text:style-name="P3"><text:span text:style-name="T6">&lt;?php</text:span></text:p>
      <text:p text:style-name="P4">/* <text:s/>Copyright YEAR <text:s/>PLUGIN_AUTHOR_NAME <text:s/>(email : PLUGIN AUTHOR EMAIL)</text:p>
      <text:p text:style-name="P6"/>
      <text:p text:style-name="P5"><text:s text:c="4"/><text:span text:style-name="T8">This program is free software; you can redistribute it and/or modify</text:span></text:p>
      <text:p text:style-name="P5"><text:s text:c="4"/><text:span text:style-name="T8">it under the terms of the GNU General Public License, version 2, as </text:span></text:p>
      <text:p text:style-name="P5"><text:s text:c="4"/><text:span text:style-name="T8">published by the Free Software Foundation.</text:span></text:p>
      <text:p text:style-name="P6"/>
      <text:p text:style-name="P5"><text:soft-page-break/><text:s text:c="4"/><text:span text:style-name="T8">This program is distributed in the hope that it will be useful,</text:span></text:p>
      <text:p text:style-name="P5"><text:s text:c="4"/><text:span text:style-name="T8">but WITHOUT ANY WARRANTY; without even the implied warranty of</text:span></text:p>
      <text:p text:style-name="P5"><text:s text:c="4"/><text:span text:style-name="T8">MERCHANTABILITY or FITNESS FOR A PARTICULAR PURPOSE. <text:s/>See the</text:span></text:p>
      <text:p text:style-name="P5"><text:s text:c="4"/><text:span text:style-name="T8">GNU General Public License for more details.</text:span></text:p>
      <text:p text:style-name="P6"/>
      <text:p text:style-name="P5"><text:s text:c="4"/><text:span text:style-name="T8">You should have received a copy of the GNU General Public License</text:span></text:p>
      <text:p text:style-name="P5"><text:s text:c="4"/><text:span text:style-name="T8">along with this program; if not, write to the Free Software</text:span></text:p>
      <text:p text:style-name="P5"><text:s text:c="4"/><text:span text:style-name="T8">Foundation, Inc., 51 Franklin St, Fifth Floor, Boston, MA <text:s/>02110-1301 <text:s/>USA</text:span></text:p>
      <text:p text:style-name="P4">*/</text:p>
      <text:p text:style-name="P2"><text:span text:style-name="T5">12. Finns något som heter "WordPress Plugin Hooks", som är någon slags funktion som skannar igenom pluginet före kodan i själva WP-sidan. Så om något genereras i pluginkoden, t.ex en footer, så hämtar hooken upp den därifrån istället från HTML-footern i wordpresstemat.</text:span></text:p>
      <text:p text:style-name="P2"><text:span text:style-name="T5">13. Template Tags - man kan använda sådana för att anropa sitt plugin på önskad plats (t.ex i en sidebar) i sitt theme. </text:span></text:p>
      <text:p text:style-name="P2"><text:span text:style-name="T5">14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nsolas" svg:font-family="Consolas, Monaco, 'Courier New', Courier, monospace"/>
    <style:font-face style:name="sans-serif" svg:font-family="sans-serif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15T19:13:15</meta:creation-date>
    <dc:date>2014-04-15T22:21:41</dc:date>
    <meta:editing-duration>PT3H8M26S</meta:editing-duration>
    <meta:editing-cycles>16</meta:editing-cycles>
    <meta:generator>OpenOffice.org/3.4.1$Unix OpenOffice.org_project/341m1$Build-9593</meta:generator>
    <meta:document-statistic meta:table-count="0" meta:image-count="0" meta:object-count="0" meta:page-count="2" meta:paragraph-count="36" meta:word-count="448" meta:character-count="2894"/>
  </office:meta>
</office:document-meta>
</file>